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a8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pyright (c) <text:span text:style-name="T1">2017</text:span> <text:span text:style-name="T1">Anthony DaSilva Jr.</text:span></text:p>
      <text:p text:style-name="Preformatted_20_Text"/>
      <text:p text:style-name="Preformatted_20_Text">Permission is hereby granted, free of charge, to any person obtaining a copy</text:p>
      <text:p text:style-name="Preformatted_20_Text">of this software and associated documentation files (the "Software"), to deal</text:p>
      <text:p text:style-name="Preformatted_20_Text">in the Software without restriction, including without limitation the rights</text:p>
      <text:p text:style-name="Preformatted_20_Text">to use, copy, modify, merge, publish, distribute, sublicense, and/or sell</text:p>
      <text:p text:style-name="Preformatted_20_Text">copies of the Software, and to permit persons to whom the Software is</text:p>
      <text:p text:style-name="Preformatted_20_Text">furnished to do so, subject to the following conditions:</text:p>
      <text:p text:style-name="Preformatted_20_Text"/>
      <text:p text:style-name="Preformatted_20_Text">The above copyright notice and this permission notice shall be included in all</text:p>
      <text:p text:style-name="Preformatted_20_Text">copies or substantial portions of the Software.</text:p>
      <text:p text:style-name="Preformatted_20_Text"/>
      <text:p text:style-name="Preformatted_20_Text">THE SOFTWARE IS PROVIDED "AS IS", WITHOUT WARRANTY OF ANY KIND, EXPRESS OR</text:p>
      <text:p text:style-name="Preformatted_20_Text">IMPLIED, INCLUDING BUT NOT LIMITED TO THE WARRANTIES OF MERCHANTABILITY,</text:p>
      <text:p text:style-name="Preformatted_20_Text">FITNESS FOR A PARTICULAR PURPOSE AND NONINFRINGEMENT. IN NO EVENT SHALL THE</text:p>
      <text:p text:style-name="Preformatted_20_Text">AUTHORS OR COPYRIGHT HOLDERS BE LIABLE FOR ANY CLAIM, DAMAGES OR OTHER</text:p>
      <text:p text:style-name="Preformatted_20_Text">LIABILITY, WHETHER IN AN ACTION OF CONTRACT, TORT OR OTHERWISE, ARISING FROM,</text:p>
      <text:p text:style-name="Preformatted_20_Text">OUT OF OR IN CONNECTION WITH THE SOFTWARE OR THE USE OR OTHER DEALINGS IN THE</text:p>
      <text:p text:style-name="P1">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1:22:25.320725839</meta:creation-date>
    <dc:date>2017-04-14T21:26:21.315145592</dc:date>
    <meta:editing-duration>P0D</meta:editing-duration>
    <meta:editing-cycles>1</meta:editing-cycles>
    <meta:document-statistic meta:table-count="0" meta:image-count="0" meta:object-count="0" meta:page-count="1" meta:paragraph-count="16" meta:word-count="168" meta:character-count="1044" meta:non-whitespace-character-count="892"/>
    <meta:generator>LibreOffice/4.2.8.2$Linux_X86_64 LibreOffice_project/420m0$Build-2</meta:generator>
  </office:meta>
</office:document-meta>
</file>